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maxgen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in tour length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convergence loop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30.87" calcext:value-type="float">
            <text:p>30.87</text:p>
          </table:table-cell>
          <table:table-cell office:value-type="string" calcext:value-type="string">
            <text:p>8,9,0,1,13,2,3,4,5,11,6,12,7,10</text:p>
          </table:table-cell>
          <table:table-cell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3,2,1,7,10,8,9,0,12,6,13,11,5,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33.05" calcext:value-type="float">
            <text:p>33.05</text:p>
          </table:table-cell>
          <table:table-cell office:value-type="string" calcext:value-type="string">
            <text:p>2,13,1,9,8,10,0,76,12,11,5,4,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3.84" calcext:value-type="float">
            <text:p>33.84</text:p>
          </table:table-cell>
          <table:table-cell office:value-type="string" calcext:value-type="string">
            <text:p>12,10,9,8,0,7,1,13,3,2,11,5,4,6</text:p>
          </table:table-cell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2,13,7,1,0,8,10,8,12,6,5,4,11,3</text:p>
          </table:table-cell>
          <table:table-cell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43.22" calcext:value-type="float">
            <text:p>43.22</text:p>
          </table:table-cell>
          <table:table-cell office:value-type="string" calcext:value-type="string">
            <text:p>1,9,0,8,10,7,14,4,12,6,3,2,11,4</text:p>
          </table:table-cell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39.91" calcext:value-type="float">
            <text:p>39.91</text:p>
          </table:table-cell>
          <table:table-cell office:value-type="string" calcext:value-type="string">
            <text:p>3,4,5,6,7,0,1,2,13,8,10,9,12,11</text:p>
          </table:table-cell>
          <table:table-cell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9,10,8,13,2,3,4,5,6,12,11,1,7,0</text:p>
          </table:table-cell>
          <table:table-cell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34.79" calcext:value-type="float">
            <text:p>34.79</text:p>
          </table:table-cell>
          <table:table-cell office:value-type="string" calcext:value-type="string">
            <text:p>11,6,12,1,9,10,8,7,0,2,13,3,4,5</text:p>
          </table:table-cell>
          <table:table-cell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4.36" calcext:value-type="float">
            <text:p>34.36</text:p>
          </table:table-cell>
          <table:table-cell office:value-type="string" calcext:value-type="string">
            <text:p>1,13,2,3,4,11,5,6,12,10,0,7,9,8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11,12,5,4,6,1,9,8,10,0,7,2,3,13</text:p>
          </table:table-cell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8.97" calcext:value-type="float">
            <text:p>38.97</text:p>
          </table:table-cell>
          <table:table-cell office:value-type="string" calcext:value-type="string">
            <text:p>1,5,4,11,6,2,3,13,12,9,8,10,7,0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34.09" calcext:value-type="float">
            <text:p>34.09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3.33" calcext:value-type="float">
            <text:p>33.33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34.45" calcext:value-type="float">
            <text:p>34.4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4.49" calcext:value-type="float">
            <text:p>34.4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36.54" calcext:value-type="float">
            <text:p>36.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2.18" calcext:value-type="float">
            <text:p>32.1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<text:s/></text:p>
          </table:table-cell>
          <table:table-cell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41.17" calcext:value-type="float">
            <text:p>41.17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5.94" calcext:value-type="float">
            <text:p>35.9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38.55" calcext:value-type="float">
            <text:p>38.5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40.072" calcext:value-type="float">
            <text:p>40.07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40.64" calcext:value-type="float">
            <text:p>40.6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43.72" calcext:value-type="float">
            <text:p>43.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44.54" calcext:value-type="float">
            <text:p>44.54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44.072" calcext:value-type="float">
            <text:p>44.07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42.21" calcext:value-type="float">
            <text:p>42.2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33.43" calcext:value-type="float">
            <text:p>33.43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38.12" calcext:value-type="float">
            <text:p>38.12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9.16" calcext:value-type="float">
            <text:p>39.1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36.41" calcext:value-type="float">
            <text:p>36.41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min avg tour length</text:p>
          </table:table-cell>
          <table:table-cell table:number-columns-repeated="2"/>
          <table:table-cell table:formula="of:=SUM([.F2:.F37])/36" office:value-type="float" office:value="37.3070555555555" calcext:value-type="float">
            <text:p>37.3070555556</text:p>
          </table:table-cell>
          <table:table-cell/>
          <table:table-cell table:formula="of:=(SUM([.H2:.H37])/30)" office:value-type="float" office:value="243.766666666667" calcext:value-type="float">
            <text:p>243.7666666667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optimal/avg tour length</text:p>
          </table:table-cell>
          <table:table-cell table:number-columns-repeated="2"/>
          <table:table-cell table:formula="of:=30/[.F41]" office:value-type="float" office:value="0.804137436022677" calcext:value-type="float">
            <text:p>0.8041374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ax=</text:p>
          </table:table-cell>
          <table:table-cell table:formula="of:=MAX([.F1:.F37])" office:value-type="float" office:value="44.54" calcext:value-type="float">
            <text:p>44.5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n=</text:p>
          </table:table-cell>
          <table:table-cell table:formula="of:=MIN([.F1:.F37])" office:value-type="float" office:value="30.87" calcext:value-type="float">
            <text:p>30.87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 of times less than average</text:p>
          </table:table-cell>
          <table:table-cell table:number-columns-repeated="2"/>
          <table:table-cell table:formula="of:=COUNTIFS([.F2:.F36];&quot;&lt;=37.30&quot;)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% of this thing</text:p>
          </table:table-cell>
          <table:table-cell table:number-columns-repeated="2"/>
          <table:table-cell table:formula="of:=19/36*100" office:value-type="float" office:value="52.7777777777778" calcext:value-type="float">
            <text:p>52.77777777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idn’t converge to same good answer very much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 of times it reaches 90%(33)</text:p>
          </table:table-cell>
          <table:table-cell table:number-columns-repeated="2"/>
          <table:table-cell table:formula="of:=COUNTIFS([.F2:.F37];&quot;&lt;=33&quot;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% of this thing</text:p>
          </table:table-cell>
          <table:table-cell table:number-columns-repeated="2"/>
          <table:table-cell table:formula="of:=4/36*100" office:value-type="float" office:value="11.1111111111111" calcext:value-type="float">
            <text:p>11.1111111111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berlin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maxgen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in tour length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convergence loop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8622" calcext:value-type="float">
            <text:p>862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9260" calcext:value-type="float">
            <text:p>9260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10286" calcext:value-type="float">
            <text:p>1028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10784.32" calcext:value-type="float">
            <text:p>10784.32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10715" calcext:value-type="float">
            <text:p>1071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189" calcext:value-type="float">
            <text:p>189</text:p>
          </table:table-cell>
          <table:table-cell office:value-type="float" office:value="13520" calcext:value-type="float">
            <text:p>1352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  <table:table-cell office:value-type="float" office:value="9408.3" calcext:value-type="float">
            <text:p>9408.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89" calcext:value-type="float">
            <text:p>189</text:p>
          </table:table-cell>
          <table:table-cell office:value-type="float" office:value="9624.94" calcext:value-type="float">
            <text:p>9624.94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office:value-type="float" office:value="9624" calcext:value-type="float">
            <text:p>96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office:value-type="float" office:value="9779" calcext:value-type="float">
            <text:p>9779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89" calcext:value-type="float">
            <text:p>189</text:p>
          </table:table-cell>
          <table:table-cell office:value-type="float" office:value="9860" calcext:value-type="float">
            <text:p>9860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456" calcext:value-type="float">
            <text:p>9456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office:value-type="float" office:value="9668" calcext:value-type="float">
            <text:p>966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597" calcext:value-type="float">
            <text:p>9597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office:value-type="float" office:value="9973" calcext:value-type="float">
            <text:p>9973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0192" calcext:value-type="float">
            <text:p>10192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9205" calcext:value-type="float">
            <text:p>9205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0040" calcext:value-type="float">
            <text:p>10040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9963" calcext:value-type="float">
            <text:p>996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9983" calcext:value-type="float">
            <text:p>9983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9063" calcext:value-type="float">
            <text:p>906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775" calcext:value-type="float">
            <text:p>11775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12551" calcext:value-type="float">
            <text:p>12551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207" calcext:value-type="float">
            <text:p>1020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11039" calcext:value-type="float">
            <text:p>11039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11316" calcext:value-type="float">
            <text:p>11316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" calcext:value-type="float">
            <text:p>189</text:p>
          </table:table-cell>
          <table:table-cell office:value-type="float" office:value="10993" calcext:value-type="float">
            <text:p>10993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/>
          <table:table-cell table:formula="of:=(SUM([.F59:.F86])/(28))" office:value-type="float" office:value="10247.52" calcext:value-type="float">
            <text:p>10247.5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optimal/avg</text:p>
          </table:table-cell>
          <table:table-cell/>
          <table:table-cell table:formula="of:=7542/10247" office:value-type="float" office:value="0.736020298623988" calcext:value-type="float">
            <text:p>0.736020298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um of times &lt;avg</text:p>
          </table:table-cell>
          <table:table-cell/>
          <table:table-cell table:formula="of:=COUNTIFS([.F59:.F86];&quot;&lt;10247&quot;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ax=</text:p>
          </table:table-cell>
          <table:table-cell table:formula="of:=MAX([.F59:.F86])" office:value-type="float" office:value="13520" calcext:value-type="float">
            <text:p>1352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n=</text:p>
          </table:table-cell>
          <table:table-cell table:formula="of:=MIN([.F59:.F86])" office:value-type="float" office:value="8622" calcext:value-type="float">
            <text:p>8622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 of times it reaches 80%</text:p>
          </table:table-cell>
          <table:table-cell table:number-columns-repeated="2"/>
          <table:table-cell table:formula="of:=COUNTIFS([.F59:.F86];&quot;&lt;9427&quot;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1" office:value-type="string" calcext:value-type="string">
            <text:p>27510=16.67F19027510F19027510F1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li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maxgen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in tour length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convergence loop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89" calcext:value-type="float">
            <text:p>18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603" calcext:value-type="float">
            <text:p>6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500" calcext:value-type="float">
            <text:p>150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1500" calcext:value-type="float">
            <text:p>1500</text:p>
          </table:table-cell>
          <table:table-cell office:value-type="float" office:value="532.78" calcext:value-type="float">
            <text:p>532.7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500" calcext:value-type="float">
            <text:p>1500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700" calcext:value-type="float">
            <text:p>1700</text:p>
          </table:table-cell>
          <table:table-cell office:value-type="float" office:value="585" calcext:value-type="float">
            <text:p>58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89" calcext:value-type="float">
            <text:p>189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1800" calcext:value-type="float">
            <text:p>1800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189" calcext:value-type="float">
            <text:p>189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670" calcext:value-type="float">
            <text:p>6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800" calcext:value-type="float">
            <text:p>1800</text:p>
          </table:table-cell>
          <table:table-cell office:value-type="float" office:value="639" calcext:value-type="float">
            <text:p>6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688" calcext:value-type="float">
            <text:p>68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708" calcext:value-type="float">
            <text:p>7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00" calcext:value-type="float">
            <text:p>1800</text:p>
          </table:table-cell>
          <table:table-cell office:value-type="float" office:value="657.99" calcext:value-type="float">
            <text:p>657.9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0" calcext:value-type="float">
            <text:p>1890</text:p>
          </table:table-cell>
          <table:table-cell office:value-type="float" office:value="600" calcext:value-type="float">
            <text:p>60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0.9" calcext:value-type="float">
            <text:p>0.9</text:p>
          </table:table-cell>
          <table:table-cell office:value-type="float" office:value="1890" calcext:value-type="float">
            <text:p>1890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1900" calcext:value-type="float">
            <text:p>1900</text:p>
          </table:table-cell>
          <table:table-cell office:value-type="float" office:value="655" calcext:value-type="float">
            <text:p>655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/>
          <table:table-cell table:formula="of:=(SUM([.F98:.F127])/30)" office:value-type="float" office:value="606.359" calcext:value-type="float">
            <text:p>606.359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 of times netter than avg</text:p>
          </table:table-cell>
          <table:table-cell table:number-columns-repeated="2"/>
          <table:table-cell table:formula="of:=COUNTIFS([.F98:.F127];&quot;&lt;606&quot;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ptimal/avg tour length</text:p>
          </table:table-cell>
          <table:table-cell table:number-columns-repeated="2"/>
          <table:table-cell table:formula="of:=426/606" office:value-type="float" office:value="0.702970297029703" calcext:value-type="float">
            <text:p>0.702970297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max=</text:p>
          </table:table-cell>
          <table:table-cell table:formula="of:=MAX([.F98:.F127])" office:value-type="float" office:value="708" calcext:value-type="float">
            <text:p>70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n=</text:p>
          </table:table-cell>
          <table:table-cell table:formula="of:=MIN([.F98:.F126])" office:value-type="float" office:value="511" calcext:value-type="float">
            <text:p>511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li 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maxgen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in tour length</text:p>
          </table:table-cell>
          <table:table-cell office:value-type="string" calcext:value-type="string">
            <text:p>tour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744" calcext:value-type="float">
            <text:p>74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600" calcext:value-type="float">
            <text:p>1600</text:p>
          </table:table-cell>
          <table:table-cell office:value-type="float" office:value="833" calcext:value-type="float">
            <text:p>833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6000" calcext:value-type="float">
            <text:p>16000</text:p>
          </table:table-cell>
          <table:table-cell office:value-type="float" office:value="831" calcext:value-type="float">
            <text:p>831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931" calcext:value-type="float">
            <text:p>931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6000" calcext:value-type="float">
            <text:p>16000</text:p>
          </table:table-cell>
          <table:table-cell office:value-type="float" office:value="981" calcext:value-type="float">
            <text:p>981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500" calcext:value-type="float">
            <text:p>1500</text:p>
          </table:table-cell>
          <table:table-cell office:value-type="float" office:value="847" calcext:value-type="float">
            <text:p>847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500" calcext:value-type="float">
            <text:p>1500</text:p>
          </table:table-cell>
          <table:table-cell office:value-type="float" office:value="993" calcext:value-type="float">
            <text:p>99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700" calcext:value-type="float">
            <text:p>1700</text:p>
          </table:table-cell>
          <table:table-cell office:value-type="float" office:value="931" calcext:value-type="float">
            <text:p>93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300" calcext:value-type="float">
            <text:p>300</text:p>
          </table:table-cell>
          <table:table-cell office:value-type="float" office:value="892" calcext:value-type="float">
            <text:p>89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89" calcext:value-type="float">
            <text:p>189</text:p>
          </table:table-cell>
          <table:table-cell office:value-type="float" office:value="1048" calcext:value-type="float">
            <text:p>104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08" calcext:value-type="float">
            <text:p>9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office:value-type="float" office:value="918" calcext:value-type="float">
            <text:p>9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office:value-type="float" office:value="957" calcext:value-type="float">
            <text:p>95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91" calcext:value-type="float">
            <text:p>9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958" calcext:value-type="float">
            <text:p>95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1800" calcext:value-type="float">
            <text:p>1800</text:p>
          </table:table-cell>
          <table:table-cell office:value-type="float" office:value="1050" calcext:value-type="float">
            <text:p>105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1012" calcext:value-type="float">
            <text:p>1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874" calcext:value-type="float">
            <text:p>87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189" calcext:value-type="float">
            <text:p>189</text:p>
          </table:table-cell>
          <table:table-cell office:value-type="float" office:value="874" calcext:value-type="float">
            <text:p>8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office:value-type="float" office:value="1313" calcext:value-type="float">
            <text:p>13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874" calcext:value-type="float">
            <text:p>87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office:value-type="float" office:value="500" calcext:value-type="float">
            <text:p>500</text:p>
          </table:table-cell>
          <table:table-cell office:value-type="float" office:value="1178" calcext:value-type="float">
            <text:p>117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500" calcext:value-type="float">
            <text:p>500</text:p>
          </table:table-cell>
          <table:table-cell office:value-type="float" office:value="951" calcext:value-type="float">
            <text:p>95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500" calcext:value-type="float">
            <text:p>500</text:p>
          </table:table-cell>
          <table:table-cell office:value-type="float" office:value="948" calcext:value-type="float">
            <text:p>94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500" calcext:value-type="float">
            <text:p>500</text:p>
          </table:table-cell>
          <table:table-cell office:value-type="float" office:value="1032" calcext:value-type="float">
            <text:p>103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500" calcext:value-type="float">
            <text:p>500</text:p>
          </table:table-cell>
          <table:table-cell office:value-type="float" office:value="939" calcext:value-type="float">
            <text:p>939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/>
          <table:table-cell table:formula="of:=(SUM([.F140:.F169])/30)" office:value-type="float" office:value="953.933333333333" calcext:value-type="float">
            <text:p>953.9333333333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 of times netter than avg</text:p>
          </table:table-cell>
          <table:table-cell table:number-columns-repeated="2"/>
          <table:table-cell table:formula="of:=COUNTIFS([.F140:.F169];&quot;&lt;953&quot;)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ptimal/avg tour length</text:p>
          </table:table-cell>
          <table:table-cell table:number-columns-repeated="2"/>
          <table:table-cell table:formula="of:=538/953" office:value-type="float" office:value="0.564533053515215" calcext:value-type="float">
            <text:p>0.5645330535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max=</text:p>
          </table:table-cell>
          <table:table-cell table:formula="of:=MAX([.F140:.F169])" office:value-type="float" office:value="1313" calcext:value-type="float">
            <text:p>131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n=</text:p>
          </table:table-cell>
          <table:table-cell table:formula="of:=MIN([.F140:.F168])" office:value-type="float" office:value="744" calcext:value-type="float">
            <text:p>744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in1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maxgen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in tour length</text:p>
          </table:table-cell>
          <table:table-cell office:value-type="string" calcext:value-type="string">
            <text:p>tour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8730" calcext:value-type="float">
            <text:p>38730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37111" calcext:value-type="float">
            <text:p>3711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5416" calcext:value-type="float">
            <text:p>3541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43018" calcext:value-type="float">
            <text:p>4301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28323" calcext:value-type="float">
            <text:p>2832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500" calcext:value-type="float">
            <text:p>1500</text:p>
          </table:table-cell>
          <table:table-cell office:value-type="float" office:value="32634" calcext:value-type="float">
            <text:p>32634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500" calcext:value-type="float">
            <text:p>500</text:p>
          </table:table-cell>
          <table:table-cell office:value-type="float" office:value="36728" calcext:value-type="float">
            <text:p>367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500" calcext:value-type="float">
            <text:p>1500</text:p>
          </table:table-cell>
          <table:table-cell office:value-type="float" office:value="27510" calcext:value-type="float">
            <text:p>2751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700" calcext:value-type="float">
            <text:p>1700</text:p>
          </table:table-cell>
          <table:table-cell office:value-type="float" office:value="28781" calcext:value-type="float">
            <text:p>28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700" calcext:value-type="float">
            <text:p>1700</text:p>
          </table:table-cell>
          <table:table-cell office:value-type="float" office:value="32780" calcext:value-type="float">
            <text:p>3278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1800" calcext:value-type="float">
            <text:p>18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800" calcext:value-type="float">
            <text:p>18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00" calcext:value-type="float">
            <text:p>180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1890" calcext:value-type="float">
            <text:p>189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float" office:value="0.9" calcext:value-type="float">
            <text:p>0.9</text:p>
          </table:table-cell>
          <table:table-cell office:value-type="float" office:value="1890" calcext:value-type="float">
            <text:p>189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1900" calcext:value-type="float">
            <text:p>1900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/>
          <table:table-cell table:formula="of:=(SUM([.F183:.F212])/10)" office:value-type="float" office:value="34103.1" calcext:value-type="float">
            <text:p>34103.1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 of times netter than avg</text:p>
          </table:table-cell>
          <table:table-cell table:number-columns-repeated="2"/>
          <table:table-cell table:formula="of:=COUNTIFS([.F183:.F212];&quot;&lt;34102&quot;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ptimal/avg tour length</text:p>
          </table:table-cell>
          <table:table-cell table:number-columns-repeated="2"/>
          <table:table-cell table:formula="of:=14379/34103" office:value-type="float" office:value="0.42163446031141" calcext:value-type="float">
            <text:p>0.4216344603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max=</text:p>
          </table:table-cell>
          <table:table-cell table:formula="of:=MAX([.F183:.F212])" office:value-type="float" office:value="43018" calcext:value-type="float">
            <text:p>430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n=</text:p>
          </table:table-cell>
          <table:table-cell table:formula="of:=MIN([.F183:.F211])" office:value-type="float" office:value="27510" calcext:value-type="float">
            <text:p>27510</text:p>
          </table:table-cell>
          <table:table-cell table:number-columns-repeated="16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,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,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,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,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,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,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,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,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,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,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,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,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,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,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,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,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,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,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,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,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,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,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,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,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,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,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,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,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,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,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,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,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,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,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,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,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,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,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,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,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,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,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,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{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,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},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7:27:59.500814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3:24:38.935667326</meta:creation-date>
    <dc:date>2017-10-15T17:28:14.363184806</dc:date>
    <meta:editing-duration>PT2H18M50S</meta:editing-duration>
    <meta:editing-cycles>39</meta:editing-cycles>
    <meta:generator>LibreOffice/5.1.6.2$Linux_X86_64 LibreOffice_project/10m0$Build-2</meta:generator>
    <meta:document-statistic meta:table-count="1" meta:cell-count="2285" meta:object-count="0"/>
  </office:meta>
</office:document-meta>
</file>